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SALCEDO ROSALES, GINA EV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573728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659893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FLORES CHAPILLIQUEN, STALIN STIP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40781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6 598 9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6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6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6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1:00:0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